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style:line-height-at-least="0.582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3" style:family="paragraph" style:parent-style-name="Text_20_body">
      <style:paragraph-properties fo:margin-top="0.055cm" fo:margin-bottom="0.055cm" style:contextual-spacing="false"/>
      <style:text-properties fo:color="#000000" officeooo:rsid="0002fe2e" officeooo:paragraph-rsid="0002fe2e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3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4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letter-spacing="normal" style:font-name-asian="georgia" style:font-size-asian="11.25pt" style:font-style-asian="normal" style:font-weight-asian="normal"/>
    </style:style>
    <style:style style:name="T8" style:family="text">
      <style:text-properties fo:font-variant="normal" fo:text-transform="none" style:font-name="georgia" fo:font-size="11.25pt" fo:letter-spacing="normal" fo:font-style="normal" fo:font-weight="normal"/>
    </style:style>
    <style:style style:name="T9" style:family="text">
      <style:text-properties style:font-name="georgia" fo:font-size="11.25pt" fo:font-style="normal" fo:font-weight="normal"/>
    </style:style>
    <style:style style:name="T10" style:family="text">
      <style:text-properties style:font-name-asian="georgia" style:font-size-asian="11.2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对于一个字符串 </text:span><text:span text:style-name="T8">s </text:span><text:span text:style-name="T7">以及子串 </text:span><text:span text:style-name="T8">t </text:span><text:span text:style-name="T7">，拓展</text:span><text:span text:style-name="T8">KMP</text:span><text:span text:style-name="T7">可以用来求 </text:span><text:span text:style-name="T8">t </text:span><text:span text:style-name="T7">与 </text:span><text:span text:style-name="T8">s </text:span><text:span text:style-name="T7">的每个子串的最长公共前缀 </text:span><text:span text:style-name="T8">ext [ i ]</text:span><text:span text:style-name="T7">，当然，如果有某个 </text:span><text:span text:style-name="T8">ext </text:span><text:span text:style-name="T7">值等于 </text:span><text:span text:style-name="T8">t </text:span><text:span text:style-name="T7">串的长度 </text:span><text:span text:style-name="T8">lent </text:span><text:span text:style-name="T7">，那么就说明从其对应的 </text:span><text:span text:style-name="T8">i </text:span><text:span text:style-name="T7">开始的一个长 </text:span><text:span text:style-name="T8">lent </text:span><text:span text:style-name="T7">的子串即为 </text:span><text:span text:style-name="T8">t </text:span><text:span text:style-name="T7">串，因此可以同样线性地求出 </text:span><text:span text:style-name="T8">s </text:span><text:span text:style-name="T7">串中的每个 </text:span><text:span text:style-name="T8">t </text:span><text:span text:style-name="T7">子串的出现位置与出现顺序。</text:span></text:p>
      <text:p text:style-name="P3"><text:span text:style-name="T7">void EKMP(char s[],char t[],int lens,int lent){ <text:s text:c="2"/></text:span></text:p>
      <text:p text:style-name="P3"><text:span text:style-name="T7"><text:s/>//s为字母串，t为子串，并分别传入两串长度,ekmp是求t串与s串每个位置开头的最长公共前缀</text:span></text:p>
      <text:p text:style-name="P3"><text:span text:style-name="T7"><text:s text:c="4"/>int i,j,p,l,k;</text:span></text:p>
      <text:p text:style-name="P3"><text:span text:style-name="T7"><text:s text:c="4"/>nxt[0]=lent;j=0; <text:s text:c="2"/></text:span></text:p>
      <text:p text:style-name="P3"><text:span text:style-name="T7"><text:s/>//t串自匹配，从t0开始的t的子串（即t串本身）与t串的最长公共前缀定为t串长度，j为已匹配完的位置，j+1即待匹配的位置</text:span></text:p>
      <text:p text:style-name="P3"><text:span text:style-name="T7"><text:s text:c="4"/>while(j+1&lt;lent&amp;&amp;t[j]==t[j+1])j++; <text:s text:c="3"/></text:span></text:p>
      <text:p text:style-name="P3"><text:span text:style-name="T7">//先匹配t1开始的子串，若依次匹配直到失配</text:span></text:p>
      <text:p text:style-name="P3"><text:span text:style-name="T7"><text:s text:c="4"/>nxt[1]=j; <text:s text:c="3"/></text:span></text:p>
      <text:p text:style-name="P3"><text:span text:style-name="T7">//t1开始的子串与t串最长公共前缀长度即为j</text:span></text:p>
      <text:p text:style-name="P3"><text:span text:style-name="T7"><text:s text:c="4"/>k=1; <text:s text:c="3"/></text:span></text:p>
      <text:p text:style-name="P3"><text:span text:style-name="T7">//k为除t0外的最远匹配的开始字符，后续每次进行额外匹配就更新它</text:span></text:p>
      <text:p text:style-name="P3"><text:span text:style-name="T7"><text:s text:c="4"/>for(i=2;i&lt;lent;i++){ <text:s text:c="2"/></text:span></text:p>
      <text:p text:style-name="P3"><text:span text:style-name="T7"><text:s/>//i表示匹配从ti开始的子串与t串的最长公共前缀</text:span></text:p>
      <text:p text:style-name="P3"><text:span text:style-name="T7"><text:s text:c="8"/>p=nxt[k]+k-1; <text:s text:c="2"/></text:span></text:p>
      <text:p text:style-name="P3"><text:span text:style-name="T7"><text:s/>//p即为k所对应的最远失配位置，也是整个t串在自匹配过程中已经匹配到的位置</text:span></text:p>
      <text:p text:style-name="P3"><text:span text:style-name="T7"><text:s text:c="8"/>l=nxt[i-k];</text:span></text:p>
      <text:p text:style-name="P3"><text:span text:style-name="T7"><text:s text:c="8"/>if(i+l&lt;p+1)nxt[i]=l; <text:s text:c="3"/></text:span></text:p>
      <text:p text:style-name="P3"><text:span text:style-name="T7">//从ti开始已经确定匹配成功的结束位置与总匹配过的位置p比较，若结束位置小，则说明到i+l出已经失配，ti开始的最长公共前缀即为l，否则对超过p的部分进行匹配，直到失配并更新k</text:span></text:p>
      <text:p text:style-name="P3"><text:span text:style-name="T7"><text:s text:c="8"/>else{</text:span></text:p>
      <text:p text:style-name="P3"><text:span text:style-name="T7"><text:s text:c="12"/>j=max(0,p-i+1);</text:span></text:p>
      <text:p text:style-name="P3"><text:span text:style-name="T7"><text:s text:c="12"/>while(i+j&lt;lent&amp;&amp;t[i+j]==t[j])j++;</text:span></text:p>
      <text:p text:style-name="P3"><text:span text:style-name="T7"><text:s text:c="12"/>nxt[i]=j;</text:span></text:p>
      <text:p text:style-name="P3"><text:span text:style-name="T7"><text:s text:c="12"/>k=i;</text:span></text:p>
      <text:p text:style-name="P3"><text:span text:style-name="T7"><text:s text:c="8"/>}</text:span></text:p>
      <text:p text:style-name="P3"><text:span text:style-name="T7"><text:s text:c="4"/>}</text:span></text:p>
      <text:p text:style-name="P3"><text:span text:style-name="T7"><text:s text:c="4"/>j=0; <text:s text:c="3"/></text:span></text:p>
      <text:p text:style-name="P3"><text:span text:style-name="T7">//t与s的每个子串匹配，可以根据之前已经匹配过的s串的部分转化为t串与s中t的子串匹配，首先初始匹配位置赋为0</text:span></text:p>
      <text:p text:style-name="P3"><text:span text:style-name="T7"><text:s text:c="4"/>while(j&lt;lens&amp;&amp;j&lt;lent&amp;&amp;s[j]==t[j])j++; <text:s text:c="3"/></text:span></text:p>
      <text:p text:style-name="P3"><text:span text:style-name="T7">//先匹配s0开始的串和t串的最长公共前缀</text:span></text:p>
      <text:p text:style-name="P3"><text:span text:style-name="T7"><text:s text:c="4"/>ext[0]=j;k=0; <text:s text:c="2"/></text:span></text:p>
      <text:p text:style-name="P3"><text:soft-page-break/><text:span text:style-name="T7"><text:s/>//s0处的最长公共前缀即刚匹配完的j，将最长匹配到的位置对应的s0赋给k，之后进行与t串自匹配基本一样的操作，但是循环的从i=1开始，更新ext数组</text:span></text:p>
      <text:p text:style-name="P3"><text:span text:style-name="T7"><text:s text:c="4"/>for(i=1;i&lt;lens;i++){</text:span></text:p>
      <text:p text:style-name="P3"><text:span text:style-name="T7"><text:s text:c="8"/>p=ext[k]+k-1;</text:span></text:p>
      <text:p text:style-name="P3"><text:span text:style-name="T7"><text:s text:c="8"/>l=nxt[i-k];</text:span></text:p>
      <text:p text:style-name="P3"><text:span text:style-name="T7"><text:s text:c="8"/>if(l+i&lt;p+1)ext[i]=l;</text:span></text:p>
      <text:p text:style-name="P3"><text:span text:style-name="T7"><text:s text:c="8"/>else{</text:span></text:p>
      <text:p text:style-name="P3"><text:span text:style-name="T7"><text:s text:c="12"/>j=max(0,p-i+1);</text:span></text:p>
      <text:p text:style-name="P3"><text:span text:style-name="T7"><text:s text:c="12"/>while(i+j&lt;lens&amp;&amp;j&lt;lent&amp;&amp;s[i+j]==t[j])j++;</text:span></text:p>
      <text:p text:style-name="P3"><text:span text:style-name="T7"><text:s text:c="12"/>ext[i]=j;</text:span></text:p>
      <text:p text:style-name="P3"><text:span text:style-name="T7"><text:s text:c="12"/>k=i;</text:span></text:p>
      <text:p text:style-name="P3"><text:span text:style-name="T7"><text:s text:c="8"/>}</text:span></text:p>
      <text:p text:style-name="P3"><text:span text:style-name="T7"><text:s text:c="4"/>}</text:span></text:p>
      <text:p text:style-name="P3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字符串匹配</text:span><text:span text:style-name="MT2">--</text:span><text:span text:style-name="MT1">拓展</text:span><text:span text:style-name="MT2">KMP</text:span><text:span text:style-name="MT1">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22:59.688566142</meta:creation-date>
    <dc:date>2015-10-12T23:25:40.030133388</dc:date>
    <meta:editing-duration>P0D</meta:editing-duration>
    <meta:editing-cycles>1</meta:editing-cycles>
    <meta:document-statistic meta:table-count="0" meta:image-count="0" meta:object-count="0" meta:page-count="2" meta:paragraph-count="45" meta:word-count="617" meta:character-count="1381" meta:non-whitespace-character-count="1079"/>
    <meta:generator>LibreOffice/4.2.8.2$Linux_X86_64 LibreOffice_project/420m0$Build-2</meta:generator>
  </office:meta>
</office:document-meta>
</file>